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italic" officeooo:rsid="0006034b" officeooo:paragraph-rsid="0003ad2b" style:font-style-asian="italic" style:font-style-complex="italic"/>
    </style:style>
    <style:style style:name="P2" style:family="paragraph" style:parent-style-name="Standard">
      <style:text-properties officeooo:rsid="001f9754" officeooo:paragraph-rsid="0003ad2b"/>
    </style:style>
    <style:style style:name="P3" style:family="paragraph" style:parent-style-name="Standard">
      <style:text-properties officeooo:rsid="00206409" officeooo:paragraph-rsid="0003ad2b"/>
    </style:style>
    <style:style style:name="P4" style:family="paragraph" style:parent-style-name="Standard">
      <style:text-properties officeooo:rsid="000077c9" officeooo:paragraph-rsid="0003ad2b"/>
    </style:style>
    <style:style style:name="P5" style:family="paragraph" style:parent-style-name="Standard">
      <style:text-properties officeooo:rsid="0000f83f" officeooo:paragraph-rsid="0003ad2b"/>
    </style:style>
    <style:style style:name="P6" style:family="paragraph" style:parent-style-name="Standard">
      <style:text-properties officeooo:rsid="000235ce" officeooo:paragraph-rsid="0003ad2b"/>
    </style:style>
    <style:style style:name="P7" style:family="paragraph" style:parent-style-name="Standard">
      <style:text-properties officeooo:rsid="00030b57" officeooo:paragraph-rsid="0003ad2b"/>
    </style:style>
    <style:style style:name="P8" style:family="paragraph" style:parent-style-name="Standard">
      <style:text-properties style:font-name="Liberation Serif" fo:font-style="italic" officeooo:rsid="00030b57" officeooo:paragraph-rsid="0003ad2b" style:font-style-asian="italic" style:font-style-complex="italic"/>
    </style:style>
    <style:style style:name="P9" style:family="paragraph" style:parent-style-name="Standard">
      <style:text-properties style:font-name="Liberation Serif" fo:font-style="italic" officeooo:rsid="00057eed" officeooo:paragraph-rsid="0003ad2b" style:font-style-asian="italic" style:font-style-complex="italic"/>
    </style:style>
    <style:style style:name="P10" style:family="paragraph" style:parent-style-name="Standard">
      <style:text-properties officeooo:rsid="00030ca5" officeooo:paragraph-rsid="0003ad2b"/>
    </style:style>
    <style:style style:name="P11" style:family="paragraph" style:parent-style-name="Standard">
      <style:text-properties officeooo:rsid="0003ac82" officeooo:paragraph-rsid="0003ad2b"/>
    </style:style>
    <style:style style:name="P12" style:family="paragraph" style:parent-style-name="Standard">
      <style:text-properties officeooo:rsid="0004192e" officeooo:paragraph-rsid="0003ad2b"/>
    </style:style>
    <style:style style:name="P13" style:family="paragraph" style:parent-style-name="Standard">
      <style:text-properties officeooo:rsid="00057eed" officeooo:paragraph-rsid="0003ad2b"/>
    </style:style>
    <style:style style:name="P14" style:family="paragraph" style:parent-style-name="Standard">
      <style:text-properties officeooo:rsid="0006034b" officeooo:paragraph-rsid="0003ad2b"/>
    </style:style>
    <style:style style:name="T1" style:family="text">
      <style:text-properties officeooo:rsid="0112751b"/>
    </style:style>
    <style:style style:name="T2" style:family="text">
      <style:text-properties officeooo:rsid="001f9754"/>
    </style:style>
    <style:style style:name="T3" style:family="text">
      <style:text-properties officeooo:rsid="00fa3eee"/>
    </style:style>
    <style:style style:name="T4" style:family="text">
      <style:text-properties officeooo:rsid="03083b08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030b57"/>
    </style:style>
    <style:style style:name="T7" style:family="text">
      <style:text-properties officeooo:rsid="001fd93d"/>
    </style:style>
    <style:style style:name="T8" style:family="text">
      <style:text-properties officeooo:rsid="00a75583"/>
    </style:style>
    <style:style style:name="T9" style:family="text">
      <style:text-properties officeooo:rsid="0003ac82"/>
    </style:style>
    <style:style style:name="T10" style:family="text">
      <style:text-properties officeooo:rsid="0004192e"/>
    </style:style>
    <style:style style:name="T11" style:family="text">
      <style:text-properties officeooo:rsid="00057eed"/>
    </style:style>
    <style:style style:name="T12" style:family="text">
      <style:text-properties officeooo:rsid="00fb99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А приёмник лучше включать ночью. </text:p>
      <text:p text:style-name="P3">Во-первых, <text:span text:style-name="T1">ежедневно</text:span> передают «Концерт после полуночи», а там не только Георг Отс, но и Дин Рид бывает. </text:p>
      <text:p text:style-name="P3">Потом, с часу до двух, «Для тех, кто в море» <text:span text:style-name="T2">— </text:span>морякам торгового флота и рыболовецких траулеров. Там вообще такие рокэнролы врубают — закачаешься. Ну, понятно, они же в загранку ходят, им одной Людмилы Зыкиной уже мало. </text:p>
      <text:p text:style-name="P3">А где-то с четырёх и почти до шести джаз играет — рояль, контрабас и ударник, но какую музыку делают! </text:p>
      <text:p text:style-name="P3">«Прослушайте этюд «Весеннее настроение», пожалуйста...», и такое сбацают <text:span text:style-name="T2">— </text:span>улёт! </text:p>
      <text:p text:style-name="P3">Ну, а в шесть передают гимн Советского Союза и <text:span text:style-name="T1">дальше уже </text:span>пошёл обычный «Маяк».</text:p>
      <text:p text:style-name="P3"/>
      <text:p text:style-name="P3">Один раз я так и не заснул всю ночь.</text:p>
      <text:p text:style-name="P3">Потому что, когда начало светать, съездил на велике на Болото. Привёз охапку сена из <text:span text:style-name="T3">чьих-то</text:span> тамошних стогов для наших двух кроликов.</text:p>
      <text:p text:style-name="P3">Кроликов Чепа дал, он их много держит — пять клеток, так отец велел заготовить корм<text:span text:style-name="T3">á</text:span> <text:span text:style-name="T3">для наших</text:span>.</text:p>
      <text:p text:style-name="P3">А потом я подумал — день уже начался, интересно: сколько смогу продержаться без сна?</text:p>
      <text:p text:style-name="P3">Где-то к полудню, когда играл в шахматы с Сер<text:span text:style-name="T4">ё</text:span>гой Чаном <text:s/>у них на крыльце, на Гоголя, рядом с колонкой, <text:s/>чувствую, что звуки разговора как-то очень издалека доходят и толком <text:span text:style-name="T1">уже </text:span>не врубаюсь что <text:span text:style-name="T4">конкретно</text:span> мне говорят.</text:p>
      <text:p text:style-name="P3">Вобщем, вернулся к себе на дачную полку и — заснул.</text:p>
      <text:p text:style-name="P3">А когда встал — светло, пошёл в хату — на ходиках пять часов, но в календаре уже другой день.</text:p>
      <text:p text:style-name="P3">Я проспал больше суток?</text:p>
      <text:p text:style-name="P3">Все смеются, говорят:</text:p>
      <text:p text:style-name="P3">- Да! Здоров ты спать!</text:p>
      <text:p text:style-name="P3">Потом оказалось, что дядя Толик придумал оторвать <text:span text:style-name="T1">сегодняшний </text:span>листок календаря.</text:p>
      <text:p text:style-name="P3">Вобщем, кролики у нас тоже совсем недолго продержались.</text:p>
      <text:p text:style-name="P4"/>
      <text:p text:style-name="P4">В то воскресенье я опять поехал на Сейм велосипедом, но уже один.</text:p>
      <text:p text:style-name="P5">Знакомая дорога промёлькивает под спицами быстрей, тем более, что ехал я совсем налегке — Сашка с Наташкой тоже собирались приехать на сеймовской пляж двухчасовой электричкой. Вот и привезут мне чего-нибудь пожевать.</text:p>
      <text:p text:style-name="P5">Откуда мне было знать, что от велопробега и купаний так сильно есть захочется. Аж живот подвело. И я уже видеть не мог, как пляжники созывают друг друга, усаживаются в кружок на разостланных по песку одеялах-покрывалах и <text:s/>начинают уминать свои вкуснятины.</text:p>
      <text:p text:style-name="P5">Долго ещё?</text:p>
      <text:p text:style-name="P5">И я навострял уши, когда в разных концах пляжа разные приёмники, настроенные на один и тот же «Маяк», начинали объявлять одно и то же точное время после шестого сигнала «пиии!»</text:p>
      <text:p text:style-name="P5"/>
      <text:p text:style-name="P6">Наконец, по мосту через Сейм прогрохотала двухчасовая электричка на Хутор Михайловский. <text:s/></text:p>
      <text:p text:style-name="P6">От сосновой рощи за полем показались группки пешеходов. Но ни в первой волне вновь прибывших, ни в последующих сестр<text:span text:style-name="T4">а</text:span> с братом не <text:span text:style-name="T4">появились</text:span>.</text:p>
      <text:p text:style-name="P6">Что за дела? Догов<text:span text:style-name="T4">а</text:span>ри<text:span text:style-name="T4">ва</text:span>лись же — буду ждать их на пляже. Жрать охота.</text:p>
      <text:p text:style-name="P6">Тут ко мне подошёл Саша Плаксин, он <text:span text:style-name="T3">тоже </text:span>жил на углу Гоголя, напротив колонки.</text:p>
      <text:p text:style-name="P6">Наташа сказала ему передать мне, что они не приедут, потому что мы идём на день рожденья к дяде Ваде и мне надо приехать прямиком к нему.</text:p>
      <text:p text:style-name="P6">- Всё? Больше ничего не передавала?</text:p>
      <text:p text:style-name="P6">- Нет.</text:p>
      <text:p text:style-name="P6"><text:soft-page-break/>Ну, правильно — зачем набивать желудок, когда идёшь на день рожденья.</text:p>
      <text:p text:style-name="P6">И я поехал обратно с желудком прилипшим к хребту.</text:p>
      <text:p text:style-name="P6"/>
      <text:p text:style-name="P6">Знакомая дорога уже не казалась такой короткой. Педали отяжелели и я уже не спринтовал, а крутил их с заметной натугой, под крутившуюся в уме заунывную песню <text:s/>разбойников из кинофильма «Морозко»:</text:p>
      <text:p text:style-name="P6"><text:tab/><text:tab/><text:tab/>- <text:span text:style-name="T5">Ох, и голодно нам...</text:span></text:p>
      <text:p text:style-name="P6"><text:span text:style-name="T5"><text:tab/><text:tab/><text:tab/> <text:s text:c="2"/>Ох, и холодно нам.</text:span>..</text:p>
      <text:p text:style-name="P6">Лес кончился, пошла тропа вдоль железнодорожной насыпи, а впереди ещё больше половины пути.</text:p>
      <text:p text:style-name="P6">До чего, всё-таки жрать хочется...</text:p>
      <text:p text:style-name="P6">Когда показался большой щит на въезде в город с надписью «Ласкаво просимо!», я почувствовал, что дальше не могу <text:span text:style-name="T6">и свернул в заросшую травой канаву, что тянулась к лесополосе.</text:span></text:p>
      <text:p text:style-name="P7"><text:span text:style-name="T7">И по всей канаве ни одной былинки из тех, что мы когда-то показывали </text:span>друг другу на Объекте. </text:p>
      <text:p text:style-name="P7"><text:span text:style-name="T7">Всё <text:s/>только лишь</text:span> спарыш <text:span text:style-name="T7">да такие же </text:span>несъедобные одуванчики. </text:p>
      <text:p text:style-name="P7">Ещё эти вот, с метёлочками наверху.</text:p>
      <text:p text:style-name="P7">Я вытаскиваю их верхушки и жую мягкую <text:s/>часть стебелька. Нет, это не <text:span text:style-name="T1">еда</text:span>...</text:p>
      <text:p text:style-name="P7">И ещё малость полежав в канаве, я еду к дяде Ваде домой.</text:p>
      <text:p text:style-name="P7">Там я оказался самым первым из гостей.</text:p>
      <text:p text:style-name="P7">До этого летнего дня я нос воротил от сала, и мама мне говорила:</text:p>
      <text:p text:style-name="P7">- Может тебе марципанов на блюдечке?</text:p>
      <text:p text:style-name="P7">Но после него знаю — нет ничего вкуснее ломтя сала на краюхе чёрного хлеба.</text:p>
      <text:p text:style-name="P8"/>
      <text:p text:style-name="P8"><text:span text:style-name="T3">(...к</text:span>ому-то не кошерно? <text:span text:style-name="T8">Ну, и ладненько</text:span>! Мне больше достанется!..<text:span text:style-name="T3">)</text:span></text:p>
      <text:p text:style-name="P8"/>
      <text:p text:style-name="P10">В июле мы — брат с сестрой и я — поехали в военно-патриотический лагерь в городе Щорс. Путёвки предложили в школе, <text:span text:style-name="T3">совсем</text:span> недорого. </text:p>
      <text:p text:style-name="P10">Пришлось мне опять одевать пионерский галстук.</text:p>
      <text:p text:style-name="P10">Щорс стоит в стороне от магистралей, поэтому туда надо ехать на дизельном поезде часа четыре.</text:p>
      <text:p text:style-name="P10">Там нас ждала обычная пионерлагерная рутина: мёртвый час после обеда, редкие выходы через город <text:span text:style-name="T3">к речке</text:span>— купаться возле железнодорожного моста.</text:p>
      <text:p text:style-name="P10">Хорошо, хоть библиотека есть.</text:p>
      <text:p text:style-name="P10"/>
      <text:p text:style-name="P10">Правда, случился один необычный день.</text:p>
      <text:p text:style-name="P10">После подъёма в столовой <text:span text:style-name="T1">собрались</text:span> одни только ребята. Старшая пионервожатая объявила, что наших девочек похитили, после завтрака идём их искать.</text:p>
      <text:p text:style-name="P10">Ну, прямо как в детстве; казаки-разбойники. Отыщем полонянок по стрелам на песке лесных тропинок.</text:p>
      <text:p text:style-name="P10">Там, где лес кончился и пошли ровные ряды сосновых лесопосадок, дорога вывела на перекрёсток. Куда теперь?</text:p>
      <text:p text:style-name="P10">Мы разделились на поисковые группы. </text:p>
      <text:p text:style-name="P10">Я и двое ребят пошли направо. </text:p>
      <text:p text:style-name="P10">Дорога вернулась к опушке и привела к одинокой хате за низким штакетником. Наверное, лесник тут живёт.</text:p>
      <text:p text:style-name="P10">Во дворе ни души, даже собаки нет. Поближе к хате, под деревом, пустой гроб — и крышка рядом.</text:p>
      <text:p text:style-name="P10">А что остаётся делать, если тебе в детстве баба Марфа читала «Русские былины»?</text:p>
      <text:p text:style-name="P10">Конечно, я лёг в этот гроб и попросил ребят накрыть меня крышкой — <text:span text:style-name="T9">как Святогор просил Илью Муромца.</text:span></text:p>
      <text:p text:style-name="P11"><text:soft-page-break/>Они исполнили мою просьбу. Я полежал в тесной темноте, совсем не страшно, приятно пахнет стружкой из рубанка; потом я попробовал сдвинуть крышку, но она не поддалась — наверное, они уселись сверху.</text:p>
      <text:p text:style-name="P11">Кричать я не стал — начитанный, знаю, что от каждого вопля, как от удара мечом Ильи Муромца, гроб будет окольцовываться дополнительным железным обручем.</text:p>
      <text:p text:style-name="P11">Я ещё подождал, а потом легко сдвинул крышку в сторону. </text:p>
      <text:p text:style-name="P11">Вокруг было тихо и пусто. Тем ребятам, наверное, жутко стало сидеть в безлюдном дворе на молчаливом гробу.</text:p>
      <text:p text:style-name="P11">Когда я вернулся к перекрёстку, все <text:span text:style-name="T1">уже </text:span>были в сборе, и похищенные девочки тоже — пора возвращаться в лагерь на обед.</text:p>
      <text:p text:style-name="P11"/>
      <text:p text:style-name="P11">До конца смены в том лагере я не пробыл; старшей пионервожатой позвонили из конотопского горкома комсомола и сказали, что мне нужно ехать в лагерь подготовки комсомольского актива <text:s/>в областно<text:span text:style-name="T1">й</text:span> центр, город Сумы.</text:p>
      <text:p text:style-name="P11">В последний вечер перед отъездом, в лагерь пришли местные щорсовцы и хотели устроить мне разборку. </text:p>
      <text:p text:style-name="P11">Они даже всовывались в окно спальни и жестами показывали, что мне — кранты.</text:p>
      <text:p text:style-name="P11">То ли я неудачно им как-то возразил во время купания под мостом, или какая-то из местных девочек, отдыхающих в лагере, пожаловалась им, что я <text:span text:style-name="T10">слишком </text:span>много о себе <text:span text:style-name="T10">воображаю</text:span> и выделыва<text:span text:style-name="T10">ю</text:span>сь.</text:p>
      <text:p text:style-name="P12">Не влезли они потому, что в спальне была вожатая. </text:p>
      <text:p text:style-name="P12">Она ещё потом сопровождала меня через тёмный лагерь в отряд моих сестры и брата — попрощаться перед отъездом.</text:p>
      <text:p text:style-name="P12"/>
      <text:p text:style-name="P12">В сумском лагере подготовки комсомольского актива ребят из Конотопа было четверо и мы жили в палатке с четырьмя койками, а <text:span text:style-name="T11">обе </text:span>наши девушки в одной из спален длинного одноэтажного корпуса.</text:p>
      <text:p text:style-name="P12">Ещё в лагере было отдельное здание столовой и сцена-раковина перед рядами скамеек из брусьев, в окружении полузасохших сосен.</text:p>
      <text:p text:style-name="P12">На этих скамейках до обеда мы записывали лекции в выданные нам блокноты — убей не помню о чём.</text:p>
      <text:p text:style-name="P13">Когда-то, в пионерлагере за Зоной, палатка старшего отряда казалась мне частью волшебно-былинного мира, я испытывал чувство <text:s/>благоговения в зачарованном пространстве меж её стен с трепетными <text:s/>тенями листвы на тёплом от солнца брезенте.</text:p>
      <text:p text:style-name="P13">Теперь же, в лагер<text:span text:style-name="T1">е</text:span> комсомольского актива, палатка, где мы валялись поверх заправки своих коек, была просто палаткой без всякого театра теней по сторонам.</text:p>
      <text:p text:style-name="P9"/>
      <text:p text:style-name="P9"><text:span text:style-name="T12">(...к</text:span>ак много мы теряем вырастая...<text:span text:style-name="T12">)</text:span></text:p>
      <text:p text:style-name="P9"/>
      <text:p text:style-name="P13">Я был самым младшим в конотопском отряде. <text:s/>Ребята постарше вели солидные беседы про преимущества «волги» над «победой», и про обкатку мотоциклов, и что какой-то сосед женился в возрасте восемнадцати лет от роду; идиот — ему ещё надо во дворе с пацанами в футбол гонять.</text:p>
      <text:p text:style-name="P13">Один из наших умел играть на гитаре. Он одалживал её у кого-то в длинном корпусе. </text:p>
      <text:p text:style-name="P14">В его репертуаре насчитывалось всего две песни — про город, куда не найти дороги, где у жителей мысли и слова поперёк, а руки любимых вместо квартир; и ещё одна — «...<text:span text:style-name="T5">идёт скелет, за ним другой</text:span>...»</text:p>
      <text:p text:style-name="P14">Но и на эти две всегда сходилась аудитория из соседних палаток и девушки из корпуса.</text:p>
      <text:p text:style-name="P14">Я попросил его научить меня. Он показал мне два аккорда, чтоб я тренировался выбивать ритм «восьмёрку».</text:p>
      <text:p text:style-name="P14">На кончиках пальцев левой руки пробороздились глубокие вмятины от гитарных струн. Было больно, но очень <text:span text:style-name="T1">уж </text:span>хотелось научиться.</text:p>
      <text:p text:style-name="P14"><text:soft-page-break/></text:p>
      <text:p text:style-name="P14">В КВН против команды сумчан мы проиграли, но не в приветствии, которое я ниоткуда не сдирал.</text:p>
      <text:p text:style-name="P14"><text:span text:style-name="T12">В нём м</text:span>ы вышли как заблудившиеся инопланетяне:</text:p>
      <text:p text:style-name="P14"><text:tab/><text:tab/><text:tab/><text:tab/>- <text:span text:style-name="T5">Мы на Марс собирались,</text:span></text:p>
      <text:p text:style-name="P1"><text:tab/><text:tab/><text:tab/><text:tab/> <text:s/>Йе! Йе!</text:p>
      <text:p text:style-name="P1"><text:s text:c="11"/><text:tab/><text:tab/><text:tab/><text:tab/> <text:s/>А попали мы к вам!</text:p>
      <text:p text:style-name="P1"><text:tab/><text:tab/><text:tab/><text:tab/> <text:s/>Йе! Йе! Йе! Йе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1T16:35:28.080435271</meta:creation-date>
    <dc:date>2017-03-01T16:35:34.266197069</dc:date>
    <dc:creator>sehrguey </dc:creator>
    <meta:editing-duration>PT6S</meta:editing-duration>
    <meta:editing-cycles>1</meta:editing-cycles>
    <meta:document-statistic meta:table-count="0" meta:image-count="0" meta:object-count="0" meta:page-count="4" meta:paragraph-count="92" meta:word-count="1380" meta:character-count="8616" meta:non-whitespace-character-count="7234"/>
    <meta:generator>LibreOffice/4.3.3.2$Linux_x86 LibreOffice_project/430m0$Build-2</meta:generator>
  </office:meta>
</office:document-meta>
</file>